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08479166666667cm"/>
    </style:style>
    <style:style style:name="co2" style:family="table-column">
      <style:table-column-properties fo:break-before="auto" style:column-width="13.28208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" style:family="table-cell">
      <style:map style:condition="of:cell-content()=&quot;Done&quot;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Stan</text:p>
          </table:table-cell>
          <table:table-cell office:value-type="string" table:style-name="ce1">
            <text:p>Moduł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Stworzyc prosty mechanizm do renderowania scen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Dodac prosty model podlogi (punkt poczatku i wielkosc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Wyswietlic podloge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Dodac prosta interakcje, która bedzie przekazywac obiekty beda wyswietlane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Implementacja w interakcji sledzenia myszy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Implementacja obslugi podlogi (nie moze wychodzic poza podloge)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Dodac prosty model sciany (poczatek, transformacja i siatka)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Dodac obsluge klikniecia - tworzenie instancji sciany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Implementacja obslugi tworzenia siatki sciany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<text:s/>Implementacja w interakcji regeneracji siatki podczas ruchu myszy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Obsługa wyświetlania możliwych akcji.</text:p>
          </table:table-cell>
          <table:table-cell office:value-type="string" table:style-name="ce3">
            <text:p>Done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Obsługa startu akcji (interakcji).</text:p>
          </table:table-cell>
          <table:table-cell office:value-type="string" table:style-name="ce3">
            <text:p>Done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Obsługa snapowania do instniejących ścian.</text:p>
          </table:table-cell>
          <table:table-cell office:value-type="string" table:style-name="ce3">
            <text:p>To Do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Serwis do pamiętania i wyszukiwania istniejących obiektów.</text:p>
          </table:table-cell>
          <table:table-cell office:value-type="string" table:style-name="ce3">
            <text:p>Done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Interakcja do usuwania ściany.</text:p>
          </table:table-cell>
          <table:table-cell office:value-type="string" table:style-name="ce3">
            <text:p>To Do</text:p>
          </table:table-cell>
          <table:table-cell table:number-columns-repeated="16381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Przełożenie kodu js do zewnętrznego pliku.</text:p>
          </table:table-cell>
          <table:table-cell office:value-type="string" table:style-name="ce3">
            <text:p>Done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Użycie jQuery do obsługi eventów przez engine</text:p>
          </table:table-cell>
          <table:table-cell office:value-type="string" table:style-name="ce3">
            <text:p>Done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1">
            <text:p>Migracja kodu do NetBeans IDE</text:p>
          </table:table-cell>
          <table:table-cell office:value-type="string" table:style-name="ce3">
            <text:p>Done</text:p>
          </table:table-cell>
          <table:table-cell table:number-columns-repeated="16381"/>
        </table:table-row>
        <table:table-row table:number-rows-repeated="5" table:style-name="ro1">
          <table:table-cell table:number-columns-repeated="2"/>
          <table:table-cell table:style-name="ce3"/>
          <table:table-cell table:number-columns-repeated="16381"/>
        </table:table-row>
        <table:table-row table:number-rows-repeated="1048552" table:style-name="ro1">
          <table:table-cell table:number-columns-repeated="16384"/>
        </table:table-row>
      </table:table>
      <table:database-ranges>
        <table:database-range table:target-range-address="Sheet1.A1:Sheet1.D19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D0CECE"/>
      <style:text-properties fo:color="#375623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kiewicz, Marek</meta:initial-creator>
    <dc:creator>Markiewicz, Marek</dc:creator>
    <meta:creation-date>2015-01-01T14:34:27Z</meta:creation-date>
    <dc:date>2015-01-13T19:46:27Z</dc:date>
  </office:meta>
</office:document-meta>
</file>